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559cm" fo:break-before="auto" style:use-optimal-row-height="true"/>
    </style:style>
    <style:style style:name="ro2" style:family="table-row">
      <style:table-row-properties style:row-height="0.579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tr</text:p>
          </table:table-cell>
          <table:table-cell office:value-type="string">
            <text:p>İçeri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tr</text:p>
          </table:table-cell>
          <table:table-cell office:value-type="string">
            <text:p>İçerm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tr</text:p>
          </table:table-cell>
          <table:table-cell office:value-type="string">
            <text:p>Şununla başl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tr</text:p>
          </table:table-cell>
          <table:table-cell office:value-type="string">
            <text:p>Şununla bite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tr</text:p>
          </table:table-cell>
          <table:table-cell office:value-type="string">
            <text:p>İçeri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tr</text:p>
          </table:table-cell>
          <table:table-cell office:value-type="string">
            <text:p>İçerm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tr</text:p>
          </table:table-cell>
          <table:table-cell office:value-type="string">
            <text:p>Şununla başl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tr</text:p>
          </table:table-cell>
          <table:table-cell office:value-type="string">
            <text:p>Şununla bite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tr</text:p>
          </table:table-cell>
          <table:table-cell office:value-type="string">
            <text:p>İçeri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tr</text:p>
          </table:table-cell>
          <table:table-cell office:value-type="string">
            <text:p>İçerm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tr</text:p>
          </table:table-cell>
          <table:table-cell office:value-type="string">
            <text:p>Şununla başl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tr</text:p>
          </table:table-cell>
          <table:table-cell office:value-type="string">
            <text:p>Şununla bite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tr</text:p>
          </table:table-cell>
          <table:table-cell office:value-type="string">
            <text:p>Not ekl~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tr</text:p>
          </table:table-cell>
          <table:table-cell office:value-type="string">
            <text:p>Doğal sıralamayı etki~nleştir</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tr</text:p>
          </table:table-cell>
          <table:table-cell office:value-type="string">
            <text:p>~Grafik Kaydet...</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tr</text:p>
          </table:table-cell>
          <table:table-cell office:value-type="string">
            <text:p>\&lt;bookmark_value\&gt;sıralama; veritabanı aralıkları için seçenekler\&lt;/bookmark_value\&gt;\&lt;bookmark_value\&gt;sıralama;Asya dilleri\&lt;/bookmark_value\&gt;\&lt;bookmark_value\&gt;Asya dilleri;sıralama\&lt;/bookmark_value\&gt;\&lt;bookmark_value\&gt;telefon defteri sıralama kuralları\&lt;/bookmark_value\&gt;\&lt;bookmark_value\&gt;doğal sıralama algoritması\&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tr</text:p>
          </table:table-cell>
          <table:table-cell office:value-type="string">
            <text:p>Doğal sıralamayı etkinleştir</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tr</text:p>
          </table:table-cell>
          <table:table-cell office:value-type="string">
            <text:p>\&lt;ahelp hid=\"SC:CHECKBOX:RID_SCPAGE_SORT_OPTIONS:BTN_NATURALSORT\"\&gt;Doğal sıralama, önünde yazı bulunan sayıları geleneksel şekilde düz yazıymış gibi sıralamak yerine, sıralanan her sayının içindeki sayısal ögenin değerine göre sıralayan bir sıralama algoritmasıdır.\&lt;/ahelp\&gt; Mesela, A1, A2, A3, ..., A19, A20, A21 gibi bir değer diziniz olduğunu varsayalım. Bu değerleri bir hücre aralığına yerleştirip sıralama yaptırdığınız zaman bu dizi A1, A11, A12, A13, ..., A19, A2, A21, A3, A4, A5, ..., A9 şeklinde sıralanacaktır. Bunun altında yatan sıralama mekanizmasını bilenler için bu sıralama şekli bir anlam ifade etse de insanların çoğuna garip yada kullanışsız görünecektir. Doğal sıralama özelliği etkinleştirildiğinde, yukarıdaki örnekte yeralan türden değerler "düzgün" şekilde sıralanacak ve bu da genel olarak sıralama işlemlerinin işe yararlığını artıracaktır.</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tr</text:p>
          </table:table-cell>
          <table:table-cell office:value-type="string">
            <text:p>Donatıla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tr</text:p>
          </table:table-cell>
          <table:table-cell office:value-type="string">
            <text:p>Çeşitli Galeriler, Şablonlar, Örnek belgeler ve Yazıtipleri içeren yararlı %PRODUCTNAME donatıları.</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tr</text:p>
          </table:table-cell>
          <table:table-cell office:value-type="string">
            <text:p>Galer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tr</text:p>
          </table:table-cell>
          <table:table-cell office:value-type="string">
            <text:p>%PRODUCTNAME Galerisi'nde çeşitli konularda 2900'den fazla bileşen bulunmaktadı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tr</text:p>
          </table:table-cell>
          <table:table-cell office:value-type="string">
            <text:p>Şablonla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tr</text:p>
          </table:table-cell>
          <table:table-cell office:value-type="string">
            <text:p>Belge şablonlarını kullanarak bir kaç saniye içinde kusursuz belgeler oluşturu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tr</text:p>
          </table:table-cell>
          <table:table-cell office:value-type="string">
            <text:p>Örnek belgele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tr</text:p>
          </table:table-cell>
          <table:table-cell office:value-type="string">
            <text:p>Örnek belgeler öğrenmek için iyidi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tr</text:p>
          </table:table-cell>
          <table:table-cell office:value-type="string">
            <text:p>Yardım belgeler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tr</text:p>
          </table:table-cell>
          <table:table-cell office:value-type="string">
            <text:p>%PRODUCTNAME yardım belgeler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tr</text:p>
          </table:table-cell>
          <table:table-cell office:value-type="string">
            <text:p>Reklam</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tr</text:p>
          </table:table-cell>
          <table:table-cell office:value-type="string">
            <text:p>%PRODUCTNAME reklam malzemeler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tr</text:p>
          </table:table-cell>
          <table:table-cell office:value-type="string">
            <text:p>Yazıtipler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tr</text:p>
          </table:table-cell>
          <table:table-cell office:value-type="string">
            <text:p>%PRODUCTNAME ve diğer uygulamalar için ek yazıtipler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tr</text:p>
          </table:table-cell>
          <table:table-cell office:value-type="string">
            <text:p>SVG Al</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tr</text:p>
          </table:table-cell>
          <table:table-cell office:value-type="string">
            <text:p>SVG desteği</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Kullanıcı el kitabı</text:p>
          </table:table-cell>
          <table:table-cell table:number-columns-repeated="3"/>
          <table:table-cell office:value-type="string">
            <text:p>20060706 14:45:13</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tr</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ile-flip</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Forduló cserepe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outside-cube</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Forduló kockára tekint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evolving-circles</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Keringő körö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ing-helix</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Spiráltekerc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nside-cube</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Forduló kockába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all</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Ledönt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around</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Átforga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ris</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table:style-name="ce1" office:value-type="string">
            <text:p>Írisz </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down</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Lehaj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ochade</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Kicserél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v</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Vízszint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h</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Függőleg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static</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Állandó</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inedissolve</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Finom szór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Cellarács ki- és bekapcsolása</text:p>
          </table:table-cell>
          <table:table-cell table:number-columns-repeated="3"/>
          <table:table-cell table:style-name="ce2" office:value-type="date" office:date-value="2002-02-02T02:02:02">
            <text:p>02-02-02 02:02</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tr</text:p>
          </table:table-cell>
          <table:table-cell office:value-type="string">
            <text:p>Optimalizáló megoldó</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tr</text:p>
          </table:table-cell>
          <table:table-cell office:value-type="string">
            <text:p>Model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tr</text:p>
          </table:table-cell>
          <table:table-cell office:value-type="string">
            <text:p>Eredmény</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tr</text:p>
          </table:table-cell>
          <table:table-cell office:value-type="string">
            <text:p>Cé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tr</text:p>
          </table:table-cell>
          <table:table-cell office:value-type="string">
            <text:p>Maximalizá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tr</text:p>
          </table:table-cell>
          <table:table-cell office:value-type="string">
            <text:p>Minimalizá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tr</text:p>
          </table:table-cell>
          <table:table-cell office:value-type="string">
            <text:p>Megváltoztatandó cellá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tr</text:p>
          </table:table-cell>
          <table:table-cell office:value-type="string">
            <text:p>Kényszerítő tényező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tr</text:p>
          </table:table-cell>
          <table:table-cell office:value-type="string">
            <text:p>Kényszerít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tr</text:p>
          </table:table-cell>
          <table:table-cell office:value-type="string">
            <text:p>Cellahivatkoz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tr</text:p>
          </table:table-cell>
          <table:table-cell office:value-type="string">
            <text:p>Kényszerít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tr</text:p>
          </table:table-cell>
          <table:table-cell office:value-type="string">
            <text:p>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tr</text:p>
          </table:table-cell>
          <table:table-cell office:value-type="string">
            <text:p>Még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tr</text:p>
          </table:table-cell>
          <table:table-cell office:value-type="string">
            <text:p>A cellahivatkozás és a kényszerítőktartományai nem egyeznek meg.</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tr</text:p>
          </table:table-cell>
          <table:table-cell office:value-type="string">
            <text:p>Hozzáad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tr</text:p>
          </table:table-cell>
          <table:table-cell office:value-type="string">
            <text:p>Módosít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tr</text:p>
          </table:table-cell>
          <table:table-cell office:value-type="string">
            <text:p>Törlé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tr</text:p>
          </table:table-cell>
          <table:table-cell office:value-type="string">
            <text:p>Megold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tr</text:p>
          </table:table-cell>
          <table:table-cell office:value-type="string">
            <text:p>Alapállapo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tr</text:p>
          </table:table-cell>
          <table:table-cell office:value-type="string">
            <text:p>Beállítás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tr</text:p>
          </table:table-cell>
          <table:table-cell office:value-type="string">
            <text:p>Menté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tr</text:p>
          </table:table-cell>
          <table:table-cell office:value-type="string">
            <text:p>Megnyit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tr</text:p>
          </table:table-cell>
          <table:table-cell office:value-type="string">
            <text:p>Bezár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tr</text:p>
          </table:table-cell>
          <table:table-cell office:value-type="string">
            <text:p>Nem sikerült megoldást találni.</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tr</text:p>
          </table:table-cell>
          <table:table-cell office:value-type="string">
            <text:p>Sikerült megtalálni a megoldás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tr</text:p>
          </table:table-cell>
          <table:table-cell office:value-type="string">
            <text:p>A cellák összeállítása eltér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tr</text:p>
          </table:table-cell>
          <table:table-cell office:value-type="string">
            <text:p>A közelítés lépésszáma elérte a maximális érték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tr</text:p>
          </table:table-cell>
          <table:table-cell office:value-type="string">
            <text:p>Általános kivételi hiba.</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tr</text:p>
          </table:table-cell>
          <table:table-cell office:value-type="string">
            <text:p>A közelítés időtúllépést okozot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tr</text:p>
          </table:table-cell>
          <table:table-cell office:value-type="string">
            <text:p>Nincsen megadva cé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tr</text:p>
          </table:table-cell>
          <table:table-cell office:value-type="string">
            <text:p>Beállítás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tr</text:p>
          </table:table-cell>
          <table:table-cell office:value-type="string">
            <text:p>Lineáris modell alkalmazása</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tr</text:p>
          </table:table-cell>
          <table:table-cell office:value-type="string">
            <text:p>Kizárólag pozitív értékek engedélyezé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tr</text:p>
          </table:table-cell>
          <table:table-cell office:value-type="string">
            <text:p>Kizárólag egész értékek engedélyezé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tr</text:p>
          </table:table-cell>
          <table:table-cell office:value-type="string">
            <text:p>Megoldó</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tr</text:p>
          </table:table-cell>
          <table:table-cell office:value-type="string">
            <text:p>Megoldó</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5">2008.03.15</text:date>, <text:time>17:12:05</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7-06-20T13:29:04</meta:creation-date>
    <dc:creator>AgentK</dc:creator>
    <dc:date>2008-03-15T17:12:05</dc:date>
    <meta:editing-cycles>2</meta:editing-cycles>
    <meta:editing-duration>PT1M5S</meta:editing-duration>
    <meta:user-defined meta:name="Info 1"/>
    <meta:user-defined meta:name="Info 2"/>
    <meta:user-defined meta:name="Info 3"/>
    <meta:user-defined meta:name="Info 4"/>
    <meta:document-statistic meta:table-count="1" meta:cell-count="1636"/>
  </office:meta>
</office:document-meta>
</file>